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dc96"/>
    </style:style>
    <style:style style:name="P2" style:family="paragraph" style:parent-style-name="Standard">
      <style:paragraph-properties fo:text-align="start" style:justify-single-word="false"/>
      <style:text-properties officeooo:rsid="001cbc44" officeooo:paragraph-rsid="001cbc44"/>
    </style:style>
    <style:style style:name="P3" style:family="paragraph" style:parent-style-name="Standard">
      <style:paragraph-properties fo:text-align="start" style:justify-single-word="false"/>
      <style:text-properties fo:font-size="14pt" fo:font-weight="bold" officeooo:rsid="0023963f" officeooo:paragraph-rsid="0023963f"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cbc44" officeooo:paragraph-rsid="001cbc44"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4c9a6" officeooo:paragraph-rsid="0024c9a6"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a4aa7" officeooo:paragraph-rsid="002a4aa7"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officeooo:rsid="001adc96" officeooo:paragraph-rsid="001adc96" style:font-size-asian="14pt" style:font-size-complex="14pt"/>
    </style:style>
    <style:style style:name="P8" style:family="paragraph" style:parent-style-name="Standard">
      <style:paragraph-properties fo:text-align="start" style:justify-single-word="false"/>
      <style:text-properties fo:font-weight="normal" officeooo:rsid="001cbc44" officeooo:paragraph-rsid="001cbc44"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24c9a6" officeooo:paragraph-rsid="0024c9a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530d1" officeooo:paragraph-rsid="002530d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a4aa7" officeooo:paragraph-rsid="002a4aa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a4aa7" officeooo:paragraph-rsid="0030f65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a4aa7" officeooo:paragraph-rsid="0034f2e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adc96" officeooo:paragraph-rsid="002a4aa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adc96" officeooo:paragraph-rsid="0032c33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4pt" fo:font-weight="bold" officeooo:rsid="0034e771" officeooo:paragraph-rsid="0034e771"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dc96" style:font-size-asian="14pt" style:font-weight-asian="bold" style:font-size-complex="14pt" style:font-weight-complex="bold"/>
    </style:style>
    <style:style style:name="P18" style:family="paragraph" style:parent-style-name="Standard">
      <style:paragraph-properties fo:text-align="justify" style:justify-single-word="false"/>
      <style:text-properties officeooo:rsid="001cbc44" officeooo:paragraph-rsid="001cbc44"/>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a4aa7" officeooo:paragraph-rsid="002a4aa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dc96" officeooo:paragraph-rsid="002a4aa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30d1" officeooo:paragraph-rsid="003b3a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c9a6" officeooo:paragraph-rsid="0024c9a6" style:font-size-asian="12pt" style:font-weight-asian="bold" style:font-size-complex="12pt" style:font-weight-complex="bold"/>
    </style:style>
    <style:style style:name="P23" style:family="paragraph" style:parent-style-name="Standard">
      <style:paragraph-properties fo:margin-top="0.101cm" fo:margin-bottom="0.101cm" loext:contextual-spacing="false" fo:line-height="100%" fo:text-align="justify" style:justify-single-word="false"/>
      <style:text-properties fo:font-size="12pt" fo:font-weight="normal" officeooo:rsid="002530d1" officeooo:paragraph-rsid="002530d1" style:font-size-asian="12pt" style:font-weight-asian="normal" style:font-size-complex="12pt" style:font-weight-complex="normal"/>
    </style:style>
    <style:style style:name="P24" style:family="paragraph" style:parent-style-name="Standard">
      <style:paragraph-properties fo:margin-top="0.101cm" fo:margin-bottom="0.101cm" loext:contextual-spacing="false" fo:line-height="100%" fo:text-align="justify" style:justify-single-word="false"/>
      <style:text-properties fo:font-size="12pt" fo:font-weight="normal" officeooo:rsid="002530d1" officeooo:paragraph-rsid="003b3ac2" style:font-size-asian="12pt" style:font-weight-asian="normal" style:font-size-complex="12pt" style:font-weight-complex="normal"/>
    </style:style>
    <style:style style:name="P25" style:family="paragraph" style:parent-style-name="Standard">
      <style:paragraph-properties fo:margin-top="0.101cm" fo:margin-bottom="0.101cm" loext:contextual-spacing="false" fo:text-align="justify" style:justify-single-word="false"/>
      <style:text-properties fo:font-size="12pt" fo:font-weight="normal" officeooo:rsid="0024c9a6" officeooo:paragraph-rsid="0024c9a6" style:font-size-asian="12pt" style:font-weight-asian="normal" style:font-size-complex="12pt" style:font-weight-complex="normal"/>
    </style:style>
    <style:style style:name="T1" style:family="text">
      <style:text-properties officeooo:rsid="001adc96"/>
    </style:style>
    <style:style style:name="T2" style:family="text">
      <style:text-properties officeooo:rsid="001f4fcd"/>
    </style:style>
    <style:style style:name="T3" style:family="text">
      <style:text-properties officeooo:rsid="0023963f"/>
    </style:style>
    <style:style style:name="T4" style:family="text">
      <style:text-properties fo:font-weight="normal" style:font-weight-asian="normal" style:font-weight-complex="normal"/>
    </style:style>
    <style:style style:name="T5" style:family="text">
      <style:text-properties fo:font-weight="normal" officeooo:rsid="003c45d4" style:font-weight-asian="normal" style:font-weight-complex="normal"/>
    </style:style>
    <style:style style:name="T6" style:family="text">
      <style:text-properties officeooo:rsid="00263d0e"/>
    </style:style>
    <style:style style:name="T7" style:family="text">
      <style:text-properties officeooo:rsid="002a4aa7"/>
    </style:style>
    <style:style style:name="T8" style:family="text">
      <style:text-properties officeooo:rsid="002a999a"/>
    </style:style>
    <style:style style:name="T9" style:family="text">
      <style:text-properties officeooo:rsid="0034f2e1"/>
    </style:style>
    <style:style style:name="T10" style:family="text">
      <style:text-properties officeooo:rsid="003690dc"/>
    </style:style>
    <style:style style:name="T11" style:family="text">
      <style:text-properties officeooo:rsid="003965b4"/>
    </style:style>
    <style:style style:name="T12" style:family="text">
      <style:text-properties officeooo:rsid="003b3ac2"/>
    </style:style>
    <style:style style:name="T13" style:family="text">
      <style:text-properties officeooo:rsid="0024c9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porte Clément, Feron Alexis</text:p>
      <text:p text:style-name="P17">SAE 1.01</text:p>
      <text:p text:style-name="P1"/>
      <text:p text:style-name="P3">Contexte :</text:p>
      <text:p text:style-name="P18">Pour cette SAE, nous avons choisit de prendre une entreprise qui vend des décorations en ligne. <text:span text:style-name="T2">Et comme la période de noël approche, nous avons mis des décorations de nöel pour les produits (Sapin, guirlande, boule de noël,... ).</text:span></text:p>
      <text:p text:style-name="P2"/>
      <text:p text:style-name="P4">Fonctionnalité :</text:p>
      <text:p text:style-name="P8">- <text:span text:style-name="T3">Un Affichage du stock</text:span></text:p>
      <text:p text:style-name="P8">- <text:span text:style-name="T3">Le traitement d’une commande et son Devis</text:span></text:p>
      <text:p text:style-name="P8">-<text:span text:style-name="T3"> Vérification des produits en risque de rupture de stock</text:span></text:p>
      <text:p text:style-name="P8">- <text:span text:style-name="T3">Un récapitulatif des ventes</text:span></text:p>
      <text:p text:style-name="P8">- <text:span text:style-name="T11">Un approvisionnement du stock</text:span></text:p>
      <text:p text:style-name="P8"/>
      <text:p text:style-name="P5">Structure de données :</text:p>
      <text:p text:style-name="P22"><text:span text:style-name="T4">Il y a 2 ficher</text:span><text:span text:style-name="T5">s</text:span><text:span text:style-name="T4"> </text:span>.txt<text:span text:style-name="T4"> qui vont stocker les données :</text:span></text:p>
      <text:p text:style-name="P25">- stock.txt : ce fichier contient tout les produits en stock avec le n° de référence du produits, le nom, la quantité, le prix unitaire et le seuil de sécurité.</text:p>
      <text:p text:style-name="P25">- vente.txt : ce fichier contient le n° de commande, le n° de référence du produit, la quantité, le prix unitaire et le coût total.</text:p>
      <text:p text:style-name="P9"/>
      <text:p text:style-name="P21"><text:span text:style-name="T13">Il y a d</text:span>es tableaux <text:span text:style-name="T13">qui vont stocker les données </text:span>:</text:p>
      <text:p text:style-name="P23">- Il y a des tableaux qui récupère<text:span text:style-name="T12">nt</text:span> les données du fichier stock.txt au lancement du programme, il y a un tableaux pour chaque<text:span text:style-name="T12">s</text:span> colonne<text:span text:style-name="T12">s</text:span> (n° référence,nom,quantité,prix unitaire, seuil de sécurité).</text:p>
      <text:p text:style-name="P24">- <text:span text:style-name="T12">I</text:span>l y a <text:span text:style-name="T12">également d</text:span>es tableaux pour les commande<text:span text:style-name="T12">s</text:span> (<text:span text:style-name="T12">n° référence, quantité, prix unitaire</text:span>), <text:span text:style-name="T6">lorsque l’on commande un produit, on récupère les données des tableaux qui contiennent les données du fichier stock.txt (tnumProd, tQt, tPrix) et on les ajoutent aux tableaux pour faire les commandes (tNProdCom, tQtCom, tPrixCom) et si la commande est confirmé on les ajoutent à la fin du fichier vente.txt.</text:span></text:p>
      <text:p text:style-name="P10"/>
      <text:p text:style-name="P6">Répartition du travail :</text:p>
      <text:p text:style-name="P19">Laporte Clément :</text:p>
      <text:p text:style-name="P11">- <text:span text:style-name="T9">stock.h</text:span></text:p>
      <text:p text:style-name="P11">- <text:span text:style-name="T9">documentation de stock.h</text:span></text:p>
      <text:p text:style-name="P11">- <text:span text:style-name="T8">fchargement</text:span></text:p>
      <text:p text:style-name="P11">- fVerifProd</text:p>
      <text:p text:style-name="P11">- fVenteEffectue</text:p>
      <text:p text:style-name="P11">- fRecapVente</text:p>
      <text:p text:style-name="P12">- <text:span text:style-name="T1">fEnregAppro</text:span></text:p>
      <text:p text:style-name="P11">- fSaisieAppro</text:p>
      <text:p text:style-name="P11">- <text:span text:style-name="T10">document.odt</text:span></text:p>
      <text:p text:style-name="P11"/>
      <text:p text:style-name="P20">Feron Alexis :</text:p>
      <text:p text:style-name="P13">- <text:span text:style-name="T9">stock.h</text:span></text:p>
      <text:p text:style-name="P14">- <text:span text:style-name="T8">fGlobale</text:span></text:p>
      <text:p text:style-name="P14">- <text:span text:style-name="T8">fMenu</text:span></text:p>
      <text:p text:style-name="P15">- <text:span text:style-name="T7">fEtatStock</text:span></text:p>
      <text:p text:style-name="P14">- fTraitementCom</text:p>
      <text:p text:style-name="P14">- fSaisieCom</text:p>
      <text:p text:style-name="P14"><text:soft-page-break/>- fVerifQt</text:p>
      <text:p text:style-name="P14">- fDevis</text:p>
      <text:p text:style-name="P14">- fMiseAJourStock</text:p>
      <text:p text:style-name="P14">- fProdRupt</text:p>
      <text:p text:style-name="P14">- fSauvegarde</text:p>
      <text:p text:style-name="P14">- <text:span text:style-name="T10">Jeu essais </text:span></text:p>
      <text:p text:style-name="P14"/>
      <text:p text:style-name="P16">Tout fonctio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09:52:16.385000000</meta:creation-date>
    <dc:date>2021-11-11T13:04:17.889656920</dc:date>
    <meta:editing-duration>PT1H57M47S</meta:editing-duration>
    <meta:editing-cycles>32</meta:editing-cycles>
    <meta:generator>LibreOffice/6.1.5.2$Linux_X86_64 LibreOffice_project/10$Build-2</meta:generator>
    <meta:document-statistic meta:table-count="0" meta:image-count="0" meta:object-count="0" meta:page-count="2" meta:paragraph-count="42" meta:word-count="316" meta:character-count="1828" meta:non-whitespace-character-count="1553"/>
  </office:meta>
</office:document-meta>
</file>